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table:style-name="Default"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table:style-name="Default"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table:style-name="Default"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/>
          <table:table-cell table:style-name="Default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2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5A441:XFD44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.00.0000</text:date>, <text:time style:data-style-name="N2" text:time-value="01:09:07.3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4T01:21:24.338000000</dc:date>
    <meta:editing-duration>P7DT8H15M</meta:editing-duration>
    <meta:editing-cycles>2886</meta:editing-cycles>
    <meta:document-statistic meta:table-count="6" meta:cell-count="16360" meta:object-count="0"/>
  </office:meta>
</office:document-meta>
</file>